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057c8" officeooo:paragraph-rsid="000057c8" style:font-weight-asian="bold" style:font-weight-complex="bold"/>
    </style:style>
    <style:style style:name="P2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001f785" officeooo:paragraph-rsid="00484b52" style:font-weight-asian="bold" style:font-weight-complex="bold"/>
    </style:style>
    <style:style style:name="P3" style:family="paragraph" style:parent-style-name="Text_20_body">
      <style:paragraph-properties fo:text-align="center" style:justify-single-word="false" fo:padding="0.49mm" fo:border="0.06pt solid #000000" style:shadow="#808080 1.76mm 1.76mm"/>
      <style:text-properties fo:font-weight="bold" officeooo:rsid="0100118e" officeooo:paragraph-rsid="0100118e" style:font-weight-asian="bold" style:font-weight-complex="bold"/>
    </style:style>
    <style:style style:name="P4" style:family="paragraph" style:parent-style-name="Standard">
      <style:text-properties fo:font-weight="bold" officeooo:paragraph-rsid="00e62d23" style:font-weight-asian="bold" style:font-weight-complex="bold"/>
    </style:style>
    <style:style style:name="P5" style:family="paragraph" style:parent-style-name="Standard">
      <style:text-properties fo:font-weight="bold" officeooo:paragraph-rsid="00ea2e5b" style:font-weight-asian="bold" style:font-weight-complex="bold"/>
    </style:style>
    <style:style style:name="P6" style:family="paragraph" style:parent-style-name="Standard">
      <style:text-properties officeooo:paragraph-rsid="00e62d23"/>
    </style:style>
    <style:style style:name="P7" style:family="paragraph" style:parent-style-name="Standard">
      <style:text-properties officeooo:paragraph-rsid="00ea2e5b"/>
    </style:style>
    <style:style style:name="P8" style:family="paragraph" style:parent-style-name="Standard">
      <style:text-properties fo:font-size="10pt" officeooo:paragraph-rsid="00e62d23" style:font-size-asian="10pt" style:font-size-complex="10pt"/>
    </style:style>
    <style:style style:name="P9" style:family="paragraph" style:parent-style-name="Standard" style:master-page-name="">
      <style:paragraph-properties style:page-number="auto"/>
      <style:text-properties officeooo:paragraph-rsid="00ea2e5b"/>
    </style:style>
    <style:style style:name="P10" style:family="paragraph" style:parent-style-name="Standard" style:master-page-name="">
      <style:paragraph-properties style:page-number="auto"/>
      <style:text-properties officeooo:paragraph-rsid="00ea313a"/>
    </style:style>
    <style:style style:name="P11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weight="bold" officeooo:rsid="00eb6f89" officeooo:paragraph-rsid="00f0574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weight="bold" officeooo:rsid="00eb6f89" officeooo:paragraph-rsid="00f9e7f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weight="bold" officeooo:rsid="00eb6f89" officeooo:paragraph-rsid="00eec2bb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weight="normal" officeooo:rsid="00f5f988" officeooo:paragraph-rsid="00f5f988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weight="normal" officeooo:rsid="00f9e7f6" officeooo:paragraph-rsid="00f9e7f6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size="10pt" fo:font-weight="normal" officeooo:rsid="00e62d23" officeooo:paragraph-rsid="00e62d23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size="10pt" fo:font-weight="bold" officeooo:paragraph-rsid="00eec2bb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size="10pt" fo:font-style="normal" fo:font-weight="normal" officeooo:rsid="00f6be9c" officeooo:paragraph-rsid="00f6be9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fo:font-size="10pt" fo:font-style="normal" fo:font-weight="normal" officeooo:rsid="00fc7d88" officeooo:paragraph-rsid="00fc7d8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mm" fo:margin-right="0mm" fo:margin-top="0mm" fo:margin-bottom="2.47mm" loext:contextual-spacing="false" fo:line-height="115%" fo:text-align="justify" style:justify-single-word="false" fo:text-indent="0mm" style:auto-text-indent="false" fo:background-color="transparent"/>
      <style:text-properties officeooo:paragraph-rsid="00e62d23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f5f988" style:font-style-asian="italic" style:font-style-complex="italic"/>
    </style:style>
    <style:style style:name="T4" style:family="text">
      <style:text-properties fo:font-style="italic" officeooo:rsid="00f9e7f6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7ec58" style:font-weight-asian="bold" style:font-weight-complex="bold"/>
    </style:style>
    <style:style style:name="T7" style:family="text">
      <style:text-properties fo:font-weight="bold" officeooo:rsid="00ea2e5b" style:font-weight-asian="bold" style:font-weight-complex="bold"/>
    </style:style>
    <style:style style:name="T8" style:family="text">
      <style:text-properties fo:font-weight="bold" officeooo:rsid="00ea313a" style:font-weight-asian="bold" style:font-weight-complex="bold"/>
    </style:style>
    <style:style style:name="T9" style:family="text">
      <style:text-properties fo:font-weight="bold" officeooo:rsid="00eb3b4f" style:font-weight-asian="bold" style:font-weight-complex="bold"/>
    </style:style>
    <style:style style:name="T10" style:family="text">
      <style:text-properties fo:font-weight="bold" officeooo:rsid="00eb6f89" style:font-weight-asian="bold" style:font-weight-complex="bold"/>
    </style:style>
    <style:style style:name="T11" style:family="text">
      <style:text-properties fo:font-weight="bold" officeooo:rsid="00f3520b" style:font-weight-asian="bold" style:font-weight-complex="bold"/>
    </style:style>
    <style:style style:name="T12" style:family="text">
      <style:text-properties fo:font-weight="bold" officeooo:rsid="0109d359" style:font-weight-asian="bold" style:font-weight-complex="bold"/>
    </style:style>
    <style:style style:name="T13" style:family="text">
      <style:text-properties officeooo:rsid="00484b5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f6be9c" style:font-style-asian="normal" style:font-style-complex="normal"/>
    </style:style>
    <style:style style:name="T16" style:family="text">
      <style:text-properties fo:font-style="normal" officeooo:rsid="00f9e7f6" style:font-style-asian="normal" style:font-style-complex="normal"/>
    </style:style>
    <style:style style:name="T17" style:family="text">
      <style:text-properties fo:font-style="normal" officeooo:rsid="00fad115" style:font-style-asian="normal" style:font-style-complex="normal"/>
    </style:style>
    <style:style style:name="T18" style:family="text">
      <style:text-properties fo:font-style="normal" officeooo:rsid="00fc7d88" style:font-style-asian="normal" style:font-style-complex="normal"/>
    </style:style>
    <style:style style:name="T19" style:family="text">
      <style:text-properties fo:font-style="normal" officeooo:rsid="0107ab5a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officeooo:rsid="00e524ba"/>
    </style:style>
    <style:style style:name="T22" style:family="text">
      <style:text-properties officeooo:rsid="00ea313a"/>
    </style:style>
    <style:style style:name="T23" style:family="text">
      <style:text-properties officeooo:rsid="00f0574a"/>
    </style:style>
    <style:style style:name="T24" style:family="text">
      <style:text-properties officeooo:rsid="00f3520b"/>
    </style:style>
    <style:style style:name="T25" style:family="text">
      <style:text-properties officeooo:rsid="00f36a2e"/>
    </style:style>
    <style:style style:name="T26" style:family="text">
      <style:text-properties officeooo:rsid="00f5f988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ea313a" style:font-size-asian="10pt" style:font-size-complex="10pt"/>
    </style:style>
    <style:style style:name="T2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normal" officeooo:rsid="00e62d23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10d8ee8" style:font-size-asian="10pt" style:font-weight-asian="normal" style:font-size-complex="10pt" style:font-weight-complex="normal"/>
    </style:style>
    <style:style style:name="T33" style:family="text">
      <style:text-properties officeooo:rsid="0104087d"/>
    </style:style>
    <style:style style:name="T34" style:family="text">
      <style:text-properties officeooo:rsid="010d8e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5</text:span><text:span text:style-name="T20">e</text:span> / français / télé-travail n°<text:span text:style-name="T21">4</text:span></text:p>
      <text:p text:style-name="P2">é<text:span text:style-name="T13">tude du subjonctif : exercices</text:span></text:p>
      <text:p text:style-name="P3">→ Répondez directement sur ce document <text:span text:style-name="T33">et non</text:span> sur une feuille à part</text:p>
      <text:p text:style-name="P9"><text:span text:style-name="Police_20_par_20_défaut"><text:span text:style-name="T7">exercice n°1</text:span></text:span></text:p>
      <text:p text:style-name="P7"><text:span text:style-name="Police_20_par_20_défaut"><text:span text:style-name="T8">1.</text:span></text:span><text:span text:style-name="Police_20_par_20_défaut"><text:span text:style-name="T5">a- Identifiez le mode </text:span></text:span><text:span text:style-name="Police_20_par_20_défaut"><text:span text:style-name="T6">(indicatif, subjonctif, impératif) </text:span></text:span><text:span text:style-name="Police_20_par_20_défaut"><text:span text:style-name="T5">du verbe </text:span></text:span><text:span text:style-name="Police_20_par_20_défaut"><text:span text:style-name="T1">faire</text:span></text:span><text:span text:style-name="Police_20_par_20_défaut"><text:span text:style-name="T5"> dans chacune de</text:span></text:span><text:span text:style-name="Police_20_par_20_défaut"><text:span text:style-name="T8">s </text:span></text:span><text:span text:style-name="Police_20_par_20_défaut"><text:span text:style-name="T5">phrases </text:span></text:span><text:span text:style-name="Police_20_par_20_défaut"><text:span text:style-name="T8">suivantes </text:span></text:span><text:span text:style-name="Police_20_par_20_défaut"><text:span text:style-name="T12">et</text:span></text:span><text:span text:style-name="Police_20_par_20_défaut"><text:span text:style-name="T8"> </text:span></text:span><text:span text:style-name="Police_20_par_20_défaut"><text:span text:style-name="T11">écrivez le mode à côté de chaque phrase.</text:span></text:span></text:p>
      <text:p text:style-name="P5"><text:span text:style-name="T22">1.b</text:span>- <text:span text:style-name="T24">Marquez d’un symbole rouge le(s) phrase(s) donnant un ordre.</text:span></text:p>
      <text:p text:style-name="P5"><text:span text:style-name="T22">1.</text:span>c- <text:span text:style-name="T24">Marquez d’un symbole bleu le(s) phrase(s) donnant un conseil.</text:span></text:p>
      <text:p text:style-name="P4"/>
      <text:p text:style-name="P6"><text:span text:style-name="T28">a) </text:span><text:span text:style-name="T27">Ne </text:span><text:span text:style-name="Police_20_par_20_défaut"><text:span text:style-name="T29">fais</text:span></text:span><text:span text:style-name="T27"> pas de bruit.</text:span></text:p>
      <text:p text:style-name="P6"><text:span text:style-name="T28">b) </text:span><text:span text:style-name="T27">Qu'il ne </text:span><text:span text:style-name="Police_20_par_20_défaut"><text:span text:style-name="T29">fasse</text:span></text:span><text:span text:style-name="T27"> pas de bruit.</text:span></text:p>
      <text:p text:style-name="P6"><text:span text:style-name="T28">c) </text:span><text:span text:style-name="T27">Ne pas </text:span><text:span text:style-name="Police_20_par_20_défaut"><text:span text:style-name="T29">faire</text:span></text:span><text:span text:style-name="T27"> de bruit.</text:span></text:p>
      <text:p text:style-name="P6"><text:span text:style-name="T28">d) </text:span><text:span text:style-name="T27">Tu ne </text:span><text:span text:style-name="Police_20_par_20_défaut"><text:span text:style-name="T29">feras</text:span></text:span><text:span text:style-name="T27"> pas de bruit.</text:span></text:p>
      <text:p text:style-name="P4"><text:span text:style-name="Police_20_par_20_défaut"><text:span text:style-name="T30"/></text:span></text:p>
      <text:p text:style-name="P10"><text:span text:style-name="Police_20_par_20_défaut"><text:span text:style-name="T7">exercice n°</text:span></text:span><text:span text:style-name="Police_20_par_20_défaut"><text:span text:style-name="T8">2 : </text:span></text:span><text:span text:style-name="Police_20_par_20_défaut"><text:span text:style-name="T10">c</text:span></text:span><text:span text:style-name="Police_20_par_20_défaut"><text:span text:style-name="T9">omplétez les phrases suivantes</text:span></text:span></text:p>
      <text:p text:style-name="P8">Il faut qu'il (faire)............................. ses devoirs.</text:p>
      <text:p text:style-name="P8">Il faut qu'elle (mettre) ................................. son manteau.</text:p>
      <text:p text:style-name="P8">Il faut qu'il (aller) ............................. chez le dentiste.</text:p>
      <text:p text:style-name="P8">Il faut que mon ami (être)......................... à l'heure.</text:p>
      <text:p text:style-name="P8">Je veux que Myriam (avoir) ................................. son Brevet.</text:p>
      <text:p text:style-name="P8">Je veux que mon père (pouvoir) ............................ assister au concert.</text:p>
      <text:p text:style-name="P8">Je veux qu'il (prendre) ................................... son vélo pour se déplacer.</text:p>
      <text:p text:style-name="P8">Je veux qu'elle (écrire) ................................. une carte à sa grand-mère.</text:p>
      <text:p text:style-name="P17"/>
      <text:p text:style-name="P13">exercice n°3 : entourez les locutions conjonctives après lesquelles on trouve le subjonctif. Faites l’essai : si vous pouvez dire «il soit» (et non «il est»), vous utilisez le subjonctif.</text:p>
      <text:p text:style-name="P16"><text:span text:style-name="T24">si / bien que / alors</text:span> que / <text:span text:style-name="T24">quand / pour peu que / </text:span>à moins que / à supposer que / sans que / <text:span text:style-name="T25">puisque</text:span> /</text:p>
      <text:p text:style-name="P11">exercice n°<text:span text:style-name="T23">4a</text:span> : *<text:span text:style-name="T3">malgré que</text:span></text:p>
      <text:p text:style-name="P14">Dans la langue écrite *<text:span text:style-name="T2">malgré que</text:span> n’existe pas et doit toujours être remplacé par <text:span text:style-name="T2">bien que. </text:span><text:span text:style-name="T15">Dans la phrase suivante, barrez l’expression incorrecte et modifiez ce qui doit l’être. Attention au mode !</text:span></text:p>
      <text:p text:style-name="P18">Je bois de l’eau malgré que je n’ai pas soif.</text:p>
      <text:p text:style-name="P12"><text:span text:style-name="T14">exercice n°</text:span><text:span text:style-name="T17">4b</text:span><text:span text:style-name="T14"> : </text:span><text:span text:style-name="T4">après que </text:span></text:p>
      <text:p text:style-name="P15"><text:span text:style-name="T14">Dans la langue écrite </text:span><text:span text:style-name="T2">après que</text:span><text:span text:style-name="T14"> est toujours suivi de l’indicatif et non du subjonctif. Modifiez en conséquence </text:span><text:span text:style-name="T18">la phrase suivante. </text:span><text:span text:style-name="T19">Attention au mode !</text:span></text:p>
      <text:p text:style-name="P19">Je pense à lui après qu’il soit venu.</text:p>
      <text:p text:style-name="P11">exercice n°<text:span text:style-name="T23">5 : complétez les phrases suivantes</text:span></text:p>
      <text:p text:style-name="P16">1. Il faut que tu (être) ___________________________ à l’heure à ton cours.</text:p>
      <text:p text:style-name="P16">2. Le professeur exige qu'ils (écrire) ___________________________ au moins ce texte.</text:p>
      <text:p text:style-name="P16">3. Il est important que vous (se concentrer) ___________________________ bien sur ce devoir.</text:p>
      <text:p text:style-name="P16">4. Il ne faut pas que nous (dessiner)___________________________ sur les murs.</text:p>
      <text:p text:style-name="P16">5. Je serais heureux qu’il (obtenir) ___________________________ une bonne note.</text:p>
      <text:p text:style-name="P16">6. Il est nécessaire qu’on (pouvoir)___________________________ accéder à la bibliothèque.</text:p>
      <text:p text:style-name="P16">7. J’exige que tu (intervenir) ___________________________ sur ce dossier.</text:p>
      <text:p text:style-name="P16">8. Il faut qu'il (faire) ___________________________ des efforts d'adaptation.</text:p>
      <text:p text:style-name="P20"><text:span text:style-name="T31">9. C’est le meilleur </text:span><text:span text:style-name="T32">ami</text:span><text:span text:style-name="T31"> que je (connaître) ___________________________ !</text:span></text:p>
      <text:p text:style-name="P16">10. Il ne faut pas qu’ils (dire) ___________________________ de gros mots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2:18:20.493072133</meta:creation-date>
    <dc:date>2020-03-26T09:55:20.658201054</dc:date>
    <meta:editing-duration>PT7H33M58S</meta:editing-duration>
    <meta:editing-cycles>175</meta:editing-cycles>
    <meta:generator>LibreOffice/6.3.5.2$Linux_X86_64 LibreOffice_project/30$Build-2</meta:generator>
    <meta:print-date>2020-03-24T08:45:59.856009796</meta:print-date>
    <meta:document-statistic meta:table-count="0" meta:image-count="0" meta:object-count="0" meta:page-count="1" meta:paragraph-count="39" meta:word-count="426" meta:character-count="2788" meta:non-whitespace-character-count="2399"/>
  </office:meta>
</office:document-meta>
</file>